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666666"/>
    </style:style>
    <style:style style:name="P2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4" style:family="paragraph" style:parent-style-name="Standard">
      <style:paragraph-properties fo:margin-left="0cm" fo:margin-right="0cm" fo:text-align="justify" style:justify-single-word="false" fo:text-indent="1.199cm" style:auto-text-indent="false"/>
      <style:text-properties fo:font-size="14pt" fo:language="ru" fo:country="RU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По вечерам Нив занимался анализом данных, собранных днем во время полетов в красные пески, и записывал <text:s/>результаты своей работы на магнитную пленку, которую отвозил вместе с собой в город. Он сидел напротив узкого окна с видом на закат, безжизненное небо, подернутое пылью, часто уже с первыми звездами, и песчаные холмы, казавшиеся из-за вечернего солнца багровыми как в поясе ветров.</text:p>
      <text:p text:style-name="P2">Обычно за день они успевали сделать два или три полета, во время каждого из которых записывали с помощью радара рельеф на специальную пластину. Пластина эта представлял собой круглый диск из черного гибкого материала - его можно было безл всяких последствий согнуть, удерживая за края - на котором радар вычерчивал непрерывные дорожки, разной ширины и глубины.</text:p>
      <text:p text:style-name="P2">Для считывания дорожек с дисков использовались специальные электрические машины, которые Нив никогда не видел до этого в городе. Он вставлял диск в прорезь массивного, похожий на металлическую деку приемника, который начинал издавать едва слышный назойливый треск, точно пластина с записью рельефа рассыпалась внутри на бессвязные осколки под действием электрических разрядов, хаотично мигал лампами на лицевой стороне панели, и затихал только спустя несколько минут, после чего на огромную лучевую трубку, крепившуюся на кронштейне к вычислительной машине, выводились яркими синими отблесками, строка за строкой, длинные последовательности цифр, разделенные точками - карта рельефа песков. </text:p>
      <text:p text:style-name="P2">Отдельные значения никогда не поднимались выше восьми, а за точку отсчека, насколько было известно Ниву, принимался уровень анильской впадины, <text:s/>абсолютный ноль. Нив не слишком понимал, зачем была выбрана именно такая система, почему максимальным обозначением для высоты считалось именно число восемь, из-за чего вся пустыня казалась строго расчисленной, подведенной под безумное математическое основание, как будто даже песчаные холмы росли не под действием ветра, а согласно загадочным формулам, которые подсчитывал, издавая электрический треск и вспыхивая лампами, похожий на деку прибор.</text:p>
      <text:p text:style-name="P2">Нив решил, что это еще одна из тех традиций - вроде поисков особого места для установки Голоса, - которые так удивляли, а порою даже пугали его в первые дни. Как будто вся жизнь в пустыне строилась на суевериях, без которых все происходящее вокруг теряло смысл и становилось лишь тем, чем и было для Нива на самом деле — сотнями миль безжизненных песков.</text:p>
      <text:p text:style-name="P2">Кханд должен был помогать ему, однако он не любил, по его собственным словам, возиться с цифрами, и нередко отдавал Ниву все записанные за день диски. Сам он закрывался в своем отсеке, утверждая, <text:soft-page-break/>что занимается делом куда более важным, чем сложение и вычитание на электрических счетах, и Ниву как бесправному новобранцу, который не мог ничего возвразить своему страшнему напарнику, приходилось разбираться со всем одному.</text:p>
      <text:p text:style-name="P2">Исследовательская станция - пятьдесять седьмая миля, как ее называли - была похожа на отливающий металлом купол заброшенного храма, местами потускневший, выгоревший на солнце, с белесыми шапками песка. Купол поднимался над пустыней на высоту в три человеческих роста, удерживаясь на дюжине тонких, шатких с виду колонн - частоколе черных, точно покрытых мазутом свай, наполовину утопающих в песке. Для спуска вниз под станцией была построена специальная шахта, почему-то истошно красного цвета, издали напоминавшая огромную кубическую колонну. Внутри шахты проходила винтовая лестница - всего два пролета - однако, из-за того, что на стенах всегда горел раздражающе-красный аварийный свет, которому не было ни оправдания, ни объяснения, Ниву казалось, что он спускается в безвоздушное пространство.</text:p>
      <text:p text:style-name="P2">Площадка перед станцией, которая использовалась для посадки кораблей, была огорожена сигнальными бакенами, чем-то похожими на ослепшие звуковые радары, намертво вросшие в песок. Площадку постоянно пытались расчищать, Кханд даже утверждал, что пару раз ее заливали жидким стеклом, но пустыня все равно брала свое, и вокруг станции поднимались наметенные ветром холмы, а виманы при посадке и взлете устраивали бурю из разлетающейся во все стороны песчаной пыли.</text:p>
      <text:p text:style-name="P2">На станции круглосуточно работали мощные очистители, но Нив все равно мучался от духоты, как будто никакие машины не могли справиться с сухим, каара, и сильным ветром, которые заносил в помещения повисающую в воздухе песчаную пыль. Нив знал, что каждая исследовательская станция оборудована еще и резервными генераторами кислорода, новейшей, чуть ли не секретной разработкой, которую в будущем собирались использовать на космичеких кораблях. Генераторы должны были включаться только в том случае, если обычные очистители оказывались бессильны, буря, вызывающее солнечное затмение, занесла бы все вокруг песком, или сверхъестественный смерч, какие обычно гасли и распадались на порывистые ветра еще задолго до пересечения границы зоны молчания, приблизился к самой станции. Однако Кханд утверждал, что их генератор уже почти год как вышел из строя, и он даже несколько раз сообщал об этом в центр, но к ним так и не отправили ремонтную бригаду, видимо, считая, что на пятьдесят седьмой миле ничего не может произойти.</text:p>
      <text:p text:style-name="P2">Согласно планировке, которую Нив изучал еще перед первым полетом, на станции предполагалось четыре личных отсека для инженеров, <text:soft-page-break/>предназначенных для работы и сна, однако один из них переоборудовали в склад для изношенного оборудования, так как, по заверениям Кханда, четырех человек никогда не отправляли на один и тот же объект.</text:p>
      <text:p text:style-name="P2">В комнате Нива, напротив узкого окна, выполненного как иллюминатор в вимане, стояла мощная вычислительная машина, работающая от переменного тока, необычно компактная, доходившая Ниву только до пояса, в которую был вмонитован широкий лучевой экран, особая профессиональная модель, вмешающая целых сорок строк текста. У стены притулилась узкая вытянутая кровать, которая в первый день напомнила Ниву плоский поддон для трупов в морге. На стене же висела фотография - вид на город с дальнего берега анильской впадины, поздним вечером или же ранним утром, когда уже зажигались или еще не успели погаснуть синие газовые фонари на стенах домов.</text:p>
      <text:p text:style-name="P2">Убранство всех комнат было утомительно однообразным - две из них представляли собой точные копии одна другой, так что, перепутав впопыхах дверь, можно было и не сразу заметить свою ошибку. Последняя же немного нарушала строгую симметрию - кровать в ней стояла не у левой стены, а у правой, и окно выходило на противоположную сторону бесконечных песков, туда, где через пятьдесят семь миль должен начинаться город, хотя даже бледные тени высоких гармий растворялись в знойной дымке или же казались похожими на пустынный мираж.</text:p>
      <text:p text:style-name="P2">Помимо личных отсеков на станция были еще технические помещения, в которых Нив никогда не заходил, и просторная прямоугольная комната, обстановку в которой точно позаимствовали из дешевой столовой и которую Кханд называл гаадхарва заала.</text:p>
      <text:p text:style-name="P2">Иногда на станции вместе с Нивом и Кхандом оставался на несколько дней еще один инженер, занимавший в этом случае третью, несимметричную комнату, но чаще они проводили все время назначения Нива только вдвоем - единственные живые люди, как любил говорить Кханд, на расстоянии в пятьдесят миль, что, по ни разу не высказанным подозрениям Нива, совершенно не соответствовало действительности.</text:p>
      <text:p text:style-name="P2">Вечерами, когда от многочасовой работы за вычислительной машиной, от чтения монотонных статистик с мерцающего экрана у Нива начинали болеть глаза, а вид гаснущего неба из окна вызывал ощущение неопределенной постепенно усиливающейся тревоги как перед началом той самой бури, во время которой полагается включать неработающие на их станции генераторы, Кханд вытаскивал Нива в зал ожидания, где они ели безвкусный непортящийся паек, запивая его теплой водой из бутылок, и заводил очередную историю о пустыне, с обилием названий и ругательств на гаали, количество которых имело склонность удручающе увеличиваться к концу, из-за чего Нив зачастую вообще не понимал смысла <text:soft-page-break/>его рассказов.</text:p>
      <text:p text:style-name="P2">В первый их вечер они просидели в гаадхарва заала до полуночи. Черное небо за округлыми окнами пустого и безжизненного отсека было усеяно сотнями ярких звезд - казалось, что, пока они говорили, станцию вынесло на орбиту планеты, и они медленно плывут в пустоте. Кханд тогда выпил бутылок пять воды и часто делал ходил в уборную.</text:p>
      <text:p text:style-name="P2">- Пятьдесять седьмая миля, - удовлетворенно говорил он, усаживаясь за стол после подобного перерыва, - это даже еще не валукаабхи. Так, окрестности песков для паам сукриида. Им и до генераторов поэтому нет никакого дела.</text:p>
      <text:p text:style-name="P2">Всего несколько часов назад, когда они вышли на посадочную площадку для виманов, чтобы посмотреть, как рождаются над дюнами из вечернего зноя и пустоты маленькие взмывающие в небо вихри, Кханд, напротив, убеждал Нива, что они чуть ли не в самом сердце пустыни, где даже корабли-то пролетают не часто и куда совсем уж редко посылают таких как Нив новичков.</text:p>
      <text:p text:style-name="P2">- Самое интересное начинается после сотой, - продолжал Кханд. - Там уже и радио-то едва работает. Там-то уж точно кажется, что вокруг никого кроме тебя нет. Да и не было никогда.</text:p>
      <text:p text:style-name="P2">- А вы часто оказываетесь на станции один? - удивился Нив.</text:p>
      <text:p text:style-name="P2">- Бывает и такое, - сказал Кханд. - На сто двенадцатой миле я и был все время один. Ну, кроме виманас... - Он засмеялся. - Туда абхила сита никто, наверное, и ехать-то не хотел. Когда летали в мекхала агкати, то пилот мне обычно помогал устанавливать радар. </text:p>
      <text:p text:style-name="P2">Нив кивнул головой, представляя, как Кханд вместе с пилотом в выцветветшей форме тащат по песку Голос.</text:p>
      <text:p text:style-name="P2">- Когда я впервые попал на сто двенадцатую, - продолжал Кханд, - то станция выглядела так, словно пережила с десяток янаяти. Если не с сотню.</text:p>
      <text:p text:style-name="P2">Нив тогда подумал, что этот старик в действительности работает в пустыне всего-то несколько дней - он прилетел сюда на пассажирском вимане, быть может, лишь на неделю раньше, чем он сам, однако теперь, пытаясь воспользоваться еще большей неопытностью Нива, изображает из себя бывалого жителя песков, постигшего какие-то невразумительные тайны пустыни, тысячи раз пересекавшего границу пояса ветров. Потом он даже удивился, когда узнал, что Кханд действительно работает в зоне молчания почти всю свою жизнь.</text:p>
      <text:p text:style-name="P2">На следующий день они вновь летали в пояс ветров, и снова Нив один занимался расшифровкой дисков, а Кханд, свалив на него всю работу, закрывался до самых сумерек в своем отсеке, чтобы потом, изображая недовольство и усталость, точно это именно он вкалывал весь вечер за <text:soft-page-break/>двоих, рассказывать Ниву очередные противоречивые истории о своей жизни в песках.</text:p>
      <text:p text:style-name="P2">Уже во время второго назначения в пески Ниву довелось наконец увидеть то, чем занимался его напарник по вечерам.</text:p>
      <text:p text:style-name="P2">Кханд мастерил какой-то невразумительный аппарат, который он гордо показал Ниву сразу же после заката, словно нарочно дожидался, пока стемнеет, и на небе появятся звезды, как если бы его творение не заработало бы при свете дня.</text:p>
      <text:p text:style-name="P2">- Хочешь узнать, как звучит зона молчания, мекхала агкати? - спросил, ухмыляясь Кханд и еще до того, как Нив успел что-то сказать поспешно удалился в свою комнату.</text:p>
      <text:p text:style-name="P2">Он вернулся через минуту, неся двумя руками массивный короб с огромной слегка помятой по краям воронкой наверху. Кханд, застонав, взгромоздил это непонятное устройство на стол и шумно выдохнул.</text:p>
      <text:p text:style-name="P2">- Пришлось делать из того, что было, - сказал он, точно опрадываясь. - Корпус практически чистая чиинайя.</text:p>
      <text:p text:style-name="P2">Для убедительности Кханд постучал по прибору костяшками пальцев.</text:p>
      <text:p text:style-name="P2">Его поделка представляла собой увесистый металлический короб, как будто и правда грубо сваренный из помятых неровных листов промышленной стали, над которым поднимался на тонком стрежне широкий вертикальный раструб, похожий чем-то на воронку у стоков для воды, сохранившихся только на самых старых зданиях в городе. Под этой жестяной крагой крепились два круглых симметричных диска, по размеру точно совпадавшими с пластинами для звукового радара, располагавшиеся один над другим, образуя узкую щель - причем из тыльной стороны верхнего диска торчала тонкая едва заметная игла.</text:p>
      <text:p text:style-name="P2">- Что это? - спросил Нив, уставившись на аппарат.</text:p>
      <text:p text:style-name="P2">Кханд удовлетворенно хмыкнул.</text:p>
      <text:p text:style-name="P2">- Янпатала. Принеси диск, который мы записали сегодня.</text:p>
      <text:p text:style-name="P2">- Но зачем?</text:p>
      <text:p text:style-name="P2">- Да не бойся ты, ахи! Ничего с ним не будет. Я уже проверял ее раньше. Сейчас только доработал чуток.</text:p>
      <text:p text:style-name="P2">Нив принес диск, записанный ими во время последнего полета.</text:p>
      <text:p text:style-name="P2">Кханд взял диск, покрутил его в руках, привередливо рассматривая тонкие концентрические дорожки на нем, затем аккуратно вставил диск в щель под раструбом и стал поворачивать верхнюю пластину, ту, из которой снизу торчала игла, по часовой стрелке.</text:p>
      <text:p text:style-name="P2">- И что будет? - спросил Нив. - Надеюсь, она не сломает диск?</text:p>
      <text:p text:style-name="P2">Он уже переписал все данные на пленку, однако существовали даже особые распоряжения, по которым диски нужно было обязательно <text:soft-page-break/>сохранять и передавать вместе с магнитной записью - чтобы потом, наверное, сделать перепроверку.</text:p>
      <text:p text:style-name="P2">- Бхраанти, - сказал Кханд.</text:p>
      <text:p text:style-name="P2">Закончив, он отошел от механизма и встал, выжидающе сцепив руки на груди. Верхняя пластина начала медленно вращаться.</text:p>
      <text:p text:style-name="P2">- И что? - сказал Нив. - Для чего это? Игла ведь может...</text:p>
      <text:p text:style-name="P2">Он услышал слабый шорох, напоминающий помехи на линии во время радио-передач, а затем тонкий сбивчивый свист, как ветер, пробивающийся сквозь неплотно закрытое окно.</text:p>
      <text:p text:style-name="P2">- Вот! Вот! - Кханд подошел к янпатале, склонился над ней, наблюдая за тем, как игла скользит по записанной радаром пластине. - Это она! - и тут же поднял вверх ладонь, точно приказывая самому себе замолчать.</text:p>
      <text:p text:style-name="P2">Свист был неровным и прерывистым как бессмысленный призыв, сигнал о помощи, посылаемый навстречу пескам. С каждой секундой звук становился все громче, нервно нарастал, пока вдруг не оборвался глубокой непроницаемой тишиной.</text:p>
      <text:p text:style-name="P2">- Что это? - пораженно спросил Нив.</text:p>
      <text:p text:style-name="P2">- Погоди, сейчас будет, - хитро улыбнулся Кханд.</text:p>
      <text:p text:style-name="P2">Вновь послышался шорох, похожий на шум осыпающегося песка. Потом произошло что-то странное - Нив как будто услышал грудной женский голос, произносивший нараспев длинные непонятные слова, утопая в треске усилившихся помех.</text:p>
      <text:p text:style-name="P2">- Это... пение? - спросил он.</text:p>
      <text:p text:style-name="P2">- Похоже, да? - улыбнулся Кханд. - Голос песков. Мекхала агкати совсем не молчит. Куда больше... вдохновляет, чем вычисление изменений высот, да?</text:p>
      <text:p text:style-name="P2">Загадочная песня песков закончилась, вновь сменившись неразборчивым шорохом, а затем верхняя пластина с иглой остановилась, и Кханд недовольно покачал головой.</text:p>
      <text:p text:style-name="P2">- Все-таки пружина еще недостаточно заводится, - сказал он.</text:p>
      <text:p text:style-name="P2">Нив сидел рядом с янпаталой, не говоря ни слова. Кханд засунул палец между пластинами своими проигрывателя, отодвинул одну из них вниз и вытащил диск. Он провел по нему ладонью, качнул перед собой, как бы стряхивая пыль, показывая, что с ним ничего не произошло, и протянул Ниву.</text:p>
      <text:p text:style-name="P2">- Ну, бери же. Все порядке с твоим...</text:p>
      <text:p text:style-name="P2">Нив молча смотрел на черный матовый диск в руке Кханда.</text:p>
      <text:p text:style-name="P2">- Ты как, аадхи? Все уже закончилось, можешь отмереть, - усмехнулся Кханд.</text:p>
      <text:p text:style-name="P2">Нив качнул головой и взял диск. Ему вдруг сильно захотелось пить.</text:p>
      <text:p text:style-name="P2">- Но в этом ведь нет... - проговорил он.</text:p>
      <text:p text:style-name="P2"><text:soft-page-break/>- Смысла? - подсказал Кханд. - Ну как скажешь...</text:p>
      <text:p text:style-name="P2">Он уселся на стуле рядом с Нивом, вытянув ноги и потягиваясь как после долгого сна.</text:p>
      <text:p text:style-name="P2">- Хочешь послушать еще одну? - спросил Кханд.</text:p>
      <text:p text:style-name="P2">Нив кивнул головой.</text:p>
      <text:p text:style-name="P2">Прослушив все диски, которые у них были, Нив сказал Кханду, что хотел бы попробовать записать эту музыку на магнитную ленту, сохранить ее на память о песках, и Кханд, поначалу заявивший, что ничего у них не получится, что слушать песню песков, рену гаайя, как он ее называл, можно только так, с помощью его магической коробки, в итоге даже вызвался ему помочь.</text:p>
      <text:p text:style-name="P2"/>
      <text:p text:style-name="P3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44H12M31S</meta:editing-duration>
    <meta:editing-cycles>385</meta:editing-cycles>
    <meta:generator>OpenOffice.org/3.1$Win32 OpenOffice.org_project/310m11$Build-9399</meta:generator>
    <dc:date>2009-11-23T13:46:29.74</dc:date>
    <dc:creator>Василий Воронков</dc:creator>
    <meta:document-statistic meta:table-count="0" meta:image-count="0" meta:object-count="0" meta:page-count="7" meta:paragraph-count="66" meta:word-count="2304" meta:character-count="15241"/>
    <meta:user-defined meta:name="Info 1"/>
    <meta:user-defined meta:name="Info 2"/>
    <meta:user-defined meta:name="Info 3"/>
    <meta:user-defined meta:name="Info 4"/>
  </office:meta>
</office:document-meta>
</file>